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3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Excel_20_Built-in_20_Normal">
      <style:table-cell-properties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Excel_20_Built-in_20_Normal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igma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Gaussian(x)</text:p>
          </table:table-cell>
          <table:table-cell table:style-name="ce1" office:value-type="string">
            <text:p>Sum</text:p>
          </table:table-cell>
          <table:table-cell>
            <draw:frame table:end-cell-address="Feuil1.W26" table:end-x="0.825cm" table:end-y="0.383cm" draw:z-index="0" draw:style-name="gr1" draw:text-style-name="P1" svg:width="25.767cm" svg:height="11.878cm" svg:x="0.574cm" svg:y="0.357cm">
              <draw:object draw:notify-on-update-of-ranges="Feuil1.E3:Feuil1.E33 Feuil1.F3:Feuil1.F3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u</text:p>
          </table:table-cell>
          <table:table-cell table:style-name="ce1" office:value-type="float" office:value="3">
            <text:p>3</text:p>
          </table:table-cell>
          <table:table-cell/>
          <table:table-cell table:style-name="ce1" table:formula="of:=[.C6]" office:value-type="float" office:value="0">
            <text:p>0</text:p>
          </table:table-cell>
          <table:table-cell table:formula="of:=(1/(SQRT(2*3.1415926535)*[.C$2])) * EXP( -([.E3]-[.C$3])*([.E3]-[.C$3]) /  (2*[.C$2]*[.C$2]))" office:value-type="float" office:value="0.00443184841200134">
            <text:p>0,0044318484</text:p>
          </table:table-cell>
          <table:table-cell table:formula="of:=[.F3]" office:value-type="float" office:value="0.00443184841200134">
            <text:p>0,004431848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" table:formula="of:=[.E3]+[.C$7]" office:value-type="float" office:value="0.2">
            <text:p>0,2</text:p>
          </table:table-cell>
          <table:table-cell table:formula="of:=(1/(SQRT(2*3.1415926535)*[.C$2])) * EXP( -([.E4]-[.C$3])*([.E4]-[.C$3]) /  (2*[.C$2]*[.C$2]))" office:value-type="float" office:value="0.00791545158309309">
            <text:p>0,0079154516</text:p>
          </table:table-cell>
          <table:table-cell table:formula="of:=[.F4]+[.G3]" office:value-type="float" office:value="0.0123472999950944">
            <text:p>0,0123473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4]+[.C$7]" office:value-type="float" office:value="0.4">
            <text:p>0,4</text:p>
          </table:table-cell>
          <table:table-cell table:formula="of:=(1/(SQRT(2*3.1415926535)*[.C$2])) * EXP( -([.E5]-[.C$3])*([.E5]-[.C$3]) /  (2*[.C$2]*[.C$2]))" office:value-type="float" office:value="0.0135829692338797">
            <text:p>0,0135829692</text:p>
          </table:table-cell>
          <table:table-cell table:formula="of:=[.F5]+[.G4]" office:value-type="float" office:value="0.0259302692289742">
            <text:p>0,025930269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initValue</text:p>
          </table:table-cell>
          <table:table-cell table:style-name="ce2" office:value-type="float" office:value="0">
            <text:p>0</text:p>
          </table:table-cell>
          <table:table-cell table:style-name="Default"/>
          <table:table-cell table:style-name="ce1" table:formula="of:=[.E5]+[.C$7]" office:value-type="float" office:value="0.6">
            <text:p>0,6</text:p>
          </table:table-cell>
          <table:table-cell table:formula="of:=(1/(SQRT(2*3.1415926535)*[.C$2])) * EXP( -([.E6]-[.C$3])*([.E6]-[.C$3]) /  (2*[.C$2]*[.C$2]))" office:value-type="float" office:value="0.0223945302951629">
            <text:p>0,0223945303</text:p>
          </table:table-cell>
          <table:table-cell table:formula="of:=[.F6]+[.G5]" office:value-type="float" office:value="0.0483247995241371">
            <text:p>0,048324799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pas</text:p>
          </table:table-cell>
          <table:table-cell table:style-name="ce2" office:value-type="float" office:value="0.2">
            <text:p>0,2</text:p>
          </table:table-cell>
          <table:table-cell table:style-name="Default"/>
          <table:table-cell table:style-name="ce1" table:formula="of:=[.E6]+[.C$7]" office:value-type="float" office:value="0.8">
            <text:p>0,8</text:p>
          </table:table-cell>
          <table:table-cell table:formula="of:=(1/(SQRT(2*3.1415926535)*[.C$2])) * EXP( -([.E7]-[.C$3])*([.E7]-[.C$3]) /  (2*[.C$2]*[.C$2]))" office:value-type="float" office:value="0.0354745928467384">
            <text:p>0,0354745928</text:p>
          </table:table-cell>
          <table:table-cell table:formula="of:=[.F7]+[.G6]" office:value-type="float" office:value="0.0837993923708755">
            <text:p>0,083799392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7]+[.C$7]" office:value-type="float" office:value="1">
            <text:p>1</text:p>
          </table:table-cell>
          <table:table-cell table:formula="of:=(1/(SQRT(2*3.1415926535)*[.C$2])) * EXP( -([.E8]-[.C$3])*([.E8]-[.C$3]) /  (2*[.C$2]*[.C$2]))" office:value-type="float" office:value="0.0539909665139596">
            <text:p>0,0539909665</text:p>
          </table:table-cell>
          <table:table-cell table:formula="of:=[.F8]+[.G7]" office:value-type="float" office:value="0.137790358884835">
            <text:p>0,137790358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8]+[.C$7]" office:value-type="float" office:value="1.2">
            <text:p>1,2</text:p>
          </table:table-cell>
          <table:table-cell table:formula="of:=(1/(SQRT(2*3.1415926535)*[.C$2])) * EXP( -([.E9]-[.C$3])*([.E9]-[.C$3]) /  (2*[.C$2]*[.C$2]))" office:value-type="float" office:value="0.0789501583020224">
            <text:p>0,0789501583</text:p>
          </table:table-cell>
          <table:table-cell table:formula="of:=[.F9]+[.G8]" office:value-type="float" office:value="0.216740517186858">
            <text:p>0,216740517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9]+[.C$7]" office:value-type="float" office:value="1.4">
            <text:p>1,4</text:p>
          </table:table-cell>
          <table:table-cell table:formula="of:=(1/(SQRT(2*3.1415926535)*[.C$2])) * EXP( -([.E10]-[.C$3])*([.E10]-[.C$3]) /  (2*[.C$2]*[.C$2]))" office:value-type="float" office:value="0.110920834681041">
            <text:p>0,1109208347</text:p>
          </table:table-cell>
          <table:table-cell table:formula="of:=[.F10]+[.G9]" office:value-type="float" office:value="0.327661351867898">
            <text:p>0,327661351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0]+[.C$7]" office:value-type="float" office:value="1.6">
            <text:p>1,6</text:p>
          </table:table-cell>
          <table:table-cell table:formula="of:=(1/(SQRT(2*3.1415926535)*[.C$2])) * EXP( -([.E11]-[.C$3])*([.E11]-[.C$3]) /  (2*[.C$2]*[.C$2]))" office:value-type="float" office:value="0.149727465637885">
            <text:p>0,1497274656</text:p>
          </table:table-cell>
          <table:table-cell table:formula="of:=[.F11]+[.G10]" office:value-type="float" office:value="0.477388817505783">
            <text:p>0,477388817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1]+[.C$7]" office:value-type="float" office:value="1.8">
            <text:p>1,8</text:p>
          </table:table-cell>
          <table:table-cell table:formula="of:=(1/(SQRT(2*3.1415926535)*[.C$2])) * EXP( -([.E12]-[.C$3])*([.E12]-[.C$3]) /  (2*[.C$2]*[.C$2]))" office:value-type="float" office:value="0.194186054985988">
            <text:p>0,194186055</text:p>
          </table:table-cell>
          <table:table-cell table:formula="of:=[.F12]+[.G11]" office:value-type="float" office:value="0.671574872491771">
            <text:p>0,671574872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2]+[.C$7]" office:value-type="float" office:value="2">
            <text:p>2</text:p>
          </table:table-cell>
          <table:table-cell table:formula="of:=(1/(SQRT(2*3.1415926535)*[.C$2])) * EXP( -([.E13]-[.C$3])*([.E13]-[.C$3]) /  (2*[.C$2]*[.C$2]))" office:value-type="float" office:value="0.241970724522601">
            <text:p>0,2419707245</text:p>
          </table:table-cell>
          <table:table-cell table:formula="of:=[.F13]+[.G12]" office:value-type="float" office:value="0.913545597014372">
            <text:p>0,91354559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3]+[.C$7]" office:value-type="float" office:value="2.2">
            <text:p>2,2</text:p>
          </table:table-cell>
          <table:table-cell table:formula="of:=(1/(SQRT(2*3.1415926535)*[.C$2])) * EXP( -([.E14]-[.C$3])*([.E14]-[.C$3]) /  (2*[.C$2]*[.C$2]))" office:value-type="float" office:value="0.289691552765623">
            <text:p>0,2896915528</text:p>
          </table:table-cell>
          <table:table-cell table:formula="of:=[.F14]+[.G13]" office:value-type="float" office:value="1.20323714977999">
            <text:p>1,203237149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4]+[.C$7]" office:value-type="float" office:value="2.4">
            <text:p>2,4</text:p>
          </table:table-cell>
          <table:table-cell table:formula="of:=(1/(SQRT(2*3.1415926535)*[.C$2])) * EXP( -([.E15]-[.C$3])*([.E15]-[.C$3]) /  (2*[.C$2]*[.C$2]))" office:value-type="float" office:value="0.333224602896562">
            <text:p>0,3332246029</text:p>
          </table:table-cell>
          <table:table-cell table:formula="of:=[.F15]+[.G14]" office:value-type="float" office:value="1.53646175267656">
            <text:p>1,536461752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5]+[.C$7]" office:value-type="float" office:value="2.6">
            <text:p>2,6</text:p>
          </table:table-cell>
          <table:table-cell table:formula="of:=(1/(SQRT(2*3.1415926535)*[.C$2])) * EXP( -([.E16]-[.C$3])*([.E16]-[.C$3]) /  (2*[.C$2]*[.C$2]))" office:value-type="float" office:value="0.368270140308586">
            <text:p>0,3682701403</text:p>
          </table:table-cell>
          <table:table-cell table:formula="of:=[.F16]+[.G15]" office:value-type="float" office:value="1.90473189298514">
            <text:p>1,904731893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6]+[.C$7]" office:value-type="float" office:value="2.8">
            <text:p>2,8</text:p>
          </table:table-cell>
          <table:table-cell table:formula="of:=(1/(SQRT(2*3.1415926535)*[.C$2])) * EXP( -([.E17]-[.C$3])*([.E17]-[.C$3]) /  (2*[.C$2]*[.C$2]))" office:value-type="float" office:value="0.391042693981044">
            <text:p>0,391042694</text:p>
          </table:table-cell>
          <table:table-cell table:formula="of:=[.F17]+[.G16]" office:value-type="float" office:value="2.29577458696619">
            <text:p>2,29577458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7]+[.C$7]" office:value-type="float" office:value="3">
            <text:p>3</text:p>
          </table:table-cell>
          <table:table-cell table:formula="of:=(1/(SQRT(2*3.1415926535)*[.C$2])) * EXP( -([.E18]-[.C$3])*([.E18]-[.C$3]) /  (2*[.C$2]*[.C$2]))" office:value-type="float" office:value="0.398942280407134">
            <text:p>0,3989422804</text:p>
          </table:table-cell>
          <table:table-cell table:formula="of:=[.F18]+[.G17]" office:value-type="float" office:value="2.69471686737332">
            <text:p>2,694716867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8]+[.C$7]" office:value-type="float" office:value="3.2">
            <text:p>3,2</text:p>
          </table:table-cell>
          <table:table-cell table:formula="of:=(1/(SQRT(2*3.1415926535)*[.C$2])) * EXP( -([.E19]-[.C$3])*([.E19]-[.C$3]) /  (2*[.C$2]*[.C$2]))" office:value-type="float" office:value="0.391042693981044">
            <text:p>0,391042694</text:p>
          </table:table-cell>
          <table:table-cell table:formula="of:=[.F19]+[.G18]" office:value-type="float" office:value="3.08575956135437">
            <text:p>3,085759561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9]+[.C$7]" office:value-type="float" office:value="3.4">
            <text:p>3,4</text:p>
          </table:table-cell>
          <table:table-cell table:formula="of:=(1/(SQRT(2*3.1415926535)*[.C$2])) * EXP( -([.E20]-[.C$3])*([.E20]-[.C$3]) /  (2*[.C$2]*[.C$2]))" office:value-type="float" office:value="0.368270140308586">
            <text:p>0,3682701403</text:p>
          </table:table-cell>
          <table:table-cell table:formula="of:=[.F20]+[.G19]" office:value-type="float" office:value="3.45402970166295">
            <text:p>3,454029701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0]+[.C$7]" office:value-type="float" office:value="3.6">
            <text:p>3,6</text:p>
          </table:table-cell>
          <table:table-cell table:formula="of:=(1/(SQRT(2*3.1415926535)*[.C$2])) * EXP( -([.E21]-[.C$3])*([.E21]-[.C$3]) /  (2*[.C$2]*[.C$2]))" office:value-type="float" office:value="0.333224602896562">
            <text:p>0,3332246029</text:p>
          </table:table-cell>
          <table:table-cell table:formula="of:=[.F21]+[.G20]" office:value-type="float" office:value="3.78725430455951">
            <text:p>3,7872543046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1]+[.C$7]" office:value-type="float" office:value="3.8">
            <text:p>3,8</text:p>
          </table:table-cell>
          <table:table-cell table:formula="of:=(1/(SQRT(2*3.1415926535)*[.C$2])) * EXP( -([.E22]-[.C$3])*([.E22]-[.C$3]) /  (2*[.C$2]*[.C$2]))" office:value-type="float" office:value="0.289691552765622">
            <text:p>0,2896915528</text:p>
          </table:table-cell>
          <table:table-cell table:formula="of:=[.F22]+[.G21]" office:value-type="float" office:value="4.07694585732514">
            <text:p>4,0769458573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2]+[.C$7]" office:value-type="float" office:value="4">
            <text:p>4</text:p>
          </table:table-cell>
          <table:table-cell table:formula="of:=(1/(SQRT(2*3.1415926535)*[.C$2])) * EXP( -([.E23]-[.C$3])*([.E23]-[.C$3]) /  (2*[.C$2]*[.C$2]))" office:value-type="float" office:value="0.241970724522601">
            <text:p>0,2419707245</text:p>
          </table:table-cell>
          <table:table-cell table:formula="of:=[.F23]+[.G22]" office:value-type="float" office:value="4.31891658184774">
            <text:p>4,318916581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3]+[.C$7]" office:value-type="float" office:value="4.2">
            <text:p>4,2</text:p>
          </table:table-cell>
          <table:table-cell table:formula="of:=(1/(SQRT(2*3.1415926535)*[.C$2])) * EXP( -([.E24]-[.C$3])*([.E24]-[.C$3]) /  (2*[.C$2]*[.C$2]))" office:value-type="float" office:value="0.194186054985988">
            <text:p>0,194186055</text:p>
          </table:table-cell>
          <table:table-cell table:formula="of:=[.F24]+[.G23]" office:value-type="float" office:value="4.51310263683372">
            <text:p>4,513102636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4]+[.C$7]" office:value-type="float" office:value="4.4">
            <text:p>4,4</text:p>
          </table:table-cell>
          <table:table-cell table:formula="of:=(1/(SQRT(2*3.1415926535)*[.C$2])) * EXP( -([.E25]-[.C$3])*([.E25]-[.C$3]) /  (2*[.C$2]*[.C$2]))" office:value-type="float" office:value="0.149727465637884">
            <text:p>0,1497274656</text:p>
          </table:table-cell>
          <table:table-cell table:formula="of:=[.F25]+[.G24]" office:value-type="float" office:value="4.66283010247161">
            <text:p>4,662830102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5]+[.C$7]" office:value-type="float" office:value="4.6">
            <text:p>4,6</text:p>
          </table:table-cell>
          <table:table-cell table:formula="of:=(1/(SQRT(2*3.1415926535)*[.C$2])) * EXP( -([.E26]-[.C$3])*([.E26]-[.C$3]) /  (2*[.C$2]*[.C$2]))" office:value-type="float" office:value="0.11092083468104">
            <text:p>0,1109208347</text:p>
          </table:table-cell>
          <table:table-cell table:formula="of:=[.F26]+[.G25]" office:value-type="float" office:value="4.77375093715265">
            <text:p>4,773750937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6]+[.C$7]" office:value-type="float" office:value="4.8">
            <text:p>4,8</text:p>
          </table:table-cell>
          <table:table-cell table:formula="of:=(1/(SQRT(2*3.1415926535)*[.C$2])) * EXP( -([.E27]-[.C$3])*([.E27]-[.C$3]) /  (2*[.C$2]*[.C$2]))" office:value-type="float" office:value="0.0789501583020222">
            <text:p>0,0789501583</text:p>
          </table:table-cell>
          <table:table-cell table:formula="of:=[.F27]+[.G26]" office:value-type="float" office:value="4.85270109545467">
            <text:p>4,852701095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7]+[.C$7]" office:value-type="float" office:value="5">
            <text:p>5</text:p>
          </table:table-cell>
          <table:table-cell table:formula="of:=(1/(SQRT(2*3.1415926535)*[.C$2])) * EXP( -([.E28]-[.C$3])*([.E28]-[.C$3]) /  (2*[.C$2]*[.C$2]))" office:value-type="float" office:value="0.0539909665139594">
            <text:p>0,0539909665</text:p>
          </table:table-cell>
          <table:table-cell table:formula="of:=[.F28]+[.G27]" office:value-type="float" office:value="4.90669206196863">
            <text:p>4,90669206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8]+[.C$7]" office:value-type="float" office:value="5.2">
            <text:p>5,2</text:p>
          </table:table-cell>
          <table:table-cell table:formula="of:=(1/(SQRT(2*3.1415926535)*[.C$2])) * EXP( -([.E29]-[.C$3])*([.E29]-[.C$3]) /  (2*[.C$2]*[.C$2]))" office:value-type="float" office:value="0.0354745928467382">
            <text:p>0,0354745928</text:p>
          </table:table-cell>
          <table:table-cell table:formula="of:=[.F29]+[.G28]" office:value-type="float" office:value="4.94216665481537">
            <text:p>4,942166654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9]+[.C$7]" office:value-type="float" office:value="5.4">
            <text:p>5,4</text:p>
          </table:table-cell>
          <table:table-cell table:formula="of:=(1/(SQRT(2*3.1415926535)*[.C$2])) * EXP( -([.E30]-[.C$3])*([.E30]-[.C$3]) /  (2*[.C$2]*[.C$2]))" office:value-type="float" office:value="0.0223945302951628">
            <text:p>0,0223945303</text:p>
          </table:table-cell>
          <table:table-cell table:formula="of:=[.F30]+[.G29]" office:value-type="float" office:value="4.96456118511053">
            <text:p>4,9645611851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30]+[.C$7]" office:value-type="float" office:value="5.6">
            <text:p>5,6</text:p>
          </table:table-cell>
          <table:table-cell table:formula="of:=(1/(SQRT(2*3.1415926535)*[.C$2])) * EXP( -([.E31]-[.C$3])*([.E31]-[.C$3]) /  (2*[.C$2]*[.C$2]))" office:value-type="float" office:value="0.0135829692338797">
            <text:p>0,0135829692</text:p>
          </table:table-cell>
          <table:table-cell table:formula="of:=[.F31]+[.G30]" office:value-type="float" office:value="4.97814415434441">
            <text:p>4,9781441543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31]+[.C$7]" office:value-type="float" office:value="5.8">
            <text:p>5,8</text:p>
          </table:table-cell>
          <table:table-cell table:formula="of:=(1/(SQRT(2*3.1415926535)*[.C$2])) * EXP( -([.E32]-[.C$3])*([.E32]-[.C$3]) /  (2*[.C$2]*[.C$2]))" office:value-type="float" office:value="0.00791545158309303">
            <text:p>0,0079154516</text:p>
          </table:table-cell>
          <table:table-cell table:formula="of:=[.F32]+[.G31]" office:value-type="float" office:value="4.9860596059275">
            <text:p>4,986059605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32]+[.C$7]" office:value-type="float" office:value="6">
            <text:p>6</text:p>
          </table:table-cell>
          <table:table-cell table:formula="of:=(1/(SQRT(2*3.1415926535)*[.C$2])) * EXP( -([.E33]-[.C$3])*([.E33]-[.C$3]) /  (2*[.C$2]*[.C$2]))" office:value-type="float" office:value="0.00443184841200131">
            <text:p>0,0044318484</text:p>
          </table:table-cell>
          <table:table-cell table:formula="of:=[.F33]+[.G32]" office:value-type="float" office:value="4.99049145433951">
            <text:p>4,9904914543</text:p>
          </table:table-cell>
          <table:table-cell table:number-columns-repeated="1017"/>
        </table:table-row>
        <table:table-row table:style-name="ro1" table:number-rows-repeated="33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igma</text:p>
          </table:table-cell>
          <table:table-cell table:style-name="ce1" office:value-type="float" office:value="3.5">
            <text:p>3,5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f(x)</text:p>
          </table:table-cell>
          <table:table-cell table:style-name="ce1" office:value-type="string">
            <text:p>x</text:p>
          </table:table-cell>
          <table:table-cell table:style-name="ce1" office:value-type="string">
            <text:p>g(x)</text:p>
          </table:table-cell>
          <table:table-cell table:style-name="ce1" office:value-type="string">
            <text:p>h(x)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nu</text:p>
          </table:table-cell>
          <table:table-cell table:style-name="ce1" office:value-type="float" office:value="12">
            <text:p>12</text:p>
          </table:table-cell>
          <table:table-cell/>
          <table:table-cell table:style-name="ce1" table:formula="of:=[.C6]" office:value-type="float" office:value="0">
            <text:p>0</text:p>
          </table:table-cell>
          <table:table-cell table:formula="of:=[.C$4]*(1/(SQRT(2*3.1415926535)*[.C$2])) * EXP( -([.E3]-[.C$3])*([.E3]-[.C$3]) /  (2*[.C$2]*[.C$2]))" office:value-type="float" office:value="0.00159670266642545">
            <text:p>0,0015967027</text:p>
          </table:table-cell>
          <table:table-cell table:style-name="ce1" table:formula="of:=[.C14]" office:value-type="float" office:value="0">
            <text:p>0</text:p>
          </table:table-cell>
          <table:table-cell table:formula="of:=[.C$12]*(1/(SQRT(2*3.1415926535)*[.C$10])) * EXP( -([.G3]-[.C$11])*([.G3]-[.C$11]) /  (2*[.C$10]*[.C$10]))" office:value-type="float" office:value="-0.0000000000990100020831059">
            <text:p>-9,90100020831059E-011</text:p>
          </table:table-cell>
          <table:table-cell table:formula="of:=([.F3]+[.H3])*[.C$17] + [.C$18]" office:value-type="float" office:value="0.105588458985954">
            <text:p>0,105588459</text:p>
          </table:table-cell>
          <table:table-cell>
            <draw:frame table:end-cell-address="Feuil2.U21" table:end-x="0.781cm" table:end-y="0.492cm" draw:z-index="0" draw:style-name="gr1" draw:text-style-name="P1" svg:width="19.213cm" svg:height="9.088cm" svg:x="0.28cm" svg:y="0.412cm">
              <draw:object draw:notify-on-update-of-ranges="Feuil2.E3:Feuil2.E26 Feuil2.F3:Feuil2.F26 Feuil2.H3:Feuil2.H26 Feuil2.I3:Feuil2.I2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2">
          <table:table-cell/>
          <table:table-cell table:style-name="ce1" office:value-type="string">
            <text:p>coeff</text:p>
          </table:table-cell>
          <table:table-cell table:style-name="ce1" office:value-type="float" office:value="5">
            <text:p>5</text:p>
          </table:table-cell>
          <table:table-cell/>
          <table:table-cell table:style-name="ce1" table:formula="of:=[.E3]+[.C$7]" office:value-type="float" office:value="1">
            <text:p>1</text:p>
          </table:table-cell>
          <table:table-cell table:formula="of:=[.C$4]*(1/(SQRT(2*3.1415926535)*[.C$2])) * EXP( -([.E4]-[.C$3])*([.E4]-[.C$3]) /  (2*[.C$2]*[.C$2]))" office:value-type="float" office:value="0.00408252708202279">
            <text:p>0,0040825271</text:p>
          </table:table-cell>
          <table:table-cell table:style-name="ce1" table:formula="of:=[.G3]+[.C$15]" office:value-type="float" office:value="1">
            <text:p>1</text:p>
          </table:table-cell>
          <table:table-cell table:formula="of:=[.C$12]*(1/(SQRT(2*3.1415926535)*[.C$10])) * EXP( -([.G4]-[.C$11])*([.G4]-[.C$11]) /  (2*[.C$10]*[.C$10]))" office:value-type="float" office:value="-0.00000000344473959807341">
            <text:p>-3,44473959807341E-009</text:p>
          </table:table-cell>
          <table:table-cell table:formula="of:=([.F4]+[.H4])*[.C$17] + [.C$18]" office:value-type="float" office:value="0.114288832730491">
            <text:p>0,1142888327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table:formula="of:=[.E4]+[.C$7]" office:value-type="float" office:value="2">
            <text:p>2</text:p>
          </table:table-cell>
          <table:table-cell table:formula="of:=[.C$4]*(1/(SQRT(2*3.1415926535)*[.C$2])) * EXP( -([.E5]-[.C$3])*([.E5]-[.C$3]) /  (2*[.C$2]*[.C$2]))" office:value-type="float" office:value="0.00962014210760926">
            <text:p>0,0096201421</text:p>
          </table:table-cell>
          <table:table-cell table:style-name="ce1" table:formula="of:=[.G4]+[.C$15]" office:value-type="float" office:value="2">
            <text:p>2</text:p>
          </table:table-cell>
          <table:table-cell table:formula="of:=[.C$12]*(1/(SQRT(2*3.1415926535)*[.C$10])) * EXP( -([.G5]-[.C$11])*([.G5]-[.C$11]) /  (2*[.C$10]*[.C$10]))" office:value-type="float" office:value="-0.0000000880221998760377">
            <text:p>-0,000000088</text:p>
          </table:table-cell>
          <table:table-cell table:formula="of:=([.F5]+[.H5])*[.C$17] + [.C$18]" office:value-type="float" office:value="0.133670189298933">
            <text:p>0,1336701893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initValue</text:p>
          </table:table-cell>
          <table:table-cell table:style-name="ce2" office:value-type="float" office:value="0">
            <text:p>0</text:p>
          </table:table-cell>
          <table:table-cell/>
          <table:table-cell table:style-name="ce1" table:formula="of:=[.E5]+[.C$7]" office:value-type="float" office:value="3">
            <text:p>3</text:p>
          </table:table-cell>
          <table:table-cell table:formula="of:=[.C$4]*(1/(SQRT(2*3.1415926535)*[.C$2])) * EXP( -([.E6]-[.C$3])*([.E6]-[.C$3]) /  (2*[.C$2]*[.C$2]))" office:value-type="float" office:value="0.0208920612173443">
            <text:p>0,0208920612</text:p>
          </table:table-cell>
          <table:table-cell table:style-name="ce1" table:formula="of:=[.G5]+[.C$15]" office:value-type="float" office:value="3">
            <text:p>3</text:p>
          </table:table-cell>
          <table:table-cell table:formula="of:=[.C$12]*(1/(SQRT(2*3.1415926535)*[.C$10])) * EXP( -([.G6]-[.C$11])*([.G6]-[.C$11]) /  (2*[.C$10]*[.C$10]))" office:value-type="float" office:value="-0.00000165191057195061">
            <text:p>-1,65191057195061E-006</text:p>
          </table:table-cell>
          <table:table-cell table:formula="of:=([.F6]+[.H6])*[.C$17] + [.C$18]" office:value-type="float" office:value="0.173116432573703">
            <text:p>0,1731164326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pas</text:p>
          </table:table-cell>
          <table:table-cell table:style-name="ce2" office:value-type="float" office:value="1">
            <text:p>1</text:p>
          </table:table-cell>
          <table:table-cell/>
          <table:table-cell table:style-name="ce1" table:formula="of:=[.E6]+[.C$7]" office:value-type="float" office:value="4">
            <text:p>4</text:p>
          </table:table-cell>
          <table:table-cell table:formula="of:=[.C$4]*(1/(SQRT(2*3.1415926535)*[.C$2])) * EXP( -([.E7]-[.C$3])*([.E7]-[.C$3]) /  (2*[.C$2]*[.C$2]))" office:value-type="float" office:value="0.0418146514708273">
            <text:p>0,0418146515</text:p>
          </table:table-cell>
          <table:table-cell table:style-name="ce1" table:formula="of:=[.G6]+[.C$15]" office:value-type="float" office:value="4">
            <text:p>4</text:p>
          </table:table-cell>
          <table:table-cell table:formula="of:=[.C$12]*(1/(SQRT(2*3.1415926535)*[.C$10])) * EXP( -([.G7]-[.C$11])*([.G7]-[.C$11]) /  (2*[.C$10]*[.C$10]))" office:value-type="float" office:value="-0.000022768757941296">
            <text:p>-2,2768757941296E-005</text:p>
          </table:table-cell>
          <table:table-cell table:formula="of:=([.F7]+[.H7])*[.C$17] + [.C$18]" office:value-type="float" office:value="0.246271589495101">
            <text:p>0,246271589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7]+[.C$7]" office:value-type="float" office:value="5">
            <text:p>5</text:p>
          </table:table-cell>
          <table:table-cell table:formula="of:=[.C$4]*(1/(SQRT(2*3.1415926535)*[.C$2])) * EXP( -([.E8]-[.C$3])*([.E8]-[.C$3]) /  (2*[.C$2]*[.C$2]))" office:value-type="float" office:value="0.0771299521627995">
            <text:p>0,0771299522</text:p>
          </table:table-cell>
          <table:table-cell table:style-name="ce1" table:formula="of:=[.G7]+[.C$15]" office:value-type="float" office:value="5">
            <text:p>5</text:p>
          </table:table-cell>
          <table:table-cell table:formula="of:=[.C$12]*(1/(SQRT(2*3.1415926535)*[.C$10])) * EXP( -([.G8]-[.C$11])*([.G8]-[.C$11]) /  (2*[.C$10]*[.C$10]))" office:value-type="float" office:value="-0.00023048923196765">
            <text:p>-0,0002304892</text:p>
          </table:table-cell>
          <table:table-cell table:formula="of:=([.F8]+[.H8])*[.C$17] + [.C$18]" office:value-type="float" office:value="0.369148120257911">
            <text:p>0,369148120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8]+[.C$7]" office:value-type="float" office:value="6">
            <text:p>6</text:p>
          </table:table-cell>
          <table:table-cell table:formula="of:=[.C$4]*(1/(SQRT(2*3.1415926535)*[.C$2])) * EXP( -([.E9]-[.C$3])*([.E9]-[.C$3]) /  (2*[.C$2]*[.C$2]))" office:value-type="float" office:value="0.1311188199506">
            <text:p>0,13111882</text:p>
          </table:table-cell>
          <table:table-cell table:style-name="ce1" table:formula="of:=[.G8]+[.C$15]" office:value-type="float" office:value="6">
            <text:p>6</text:p>
          </table:table-cell>
          <table:table-cell table:formula="of:=[.C$12]*(1/(SQRT(2*3.1415926535)*[.C$10])) * EXP( -([.G9]-[.C$11])*([.G9]-[.C$11]) /  (2*[.C$10]*[.C$10]))" office:value-type="float" office:value="-0.00171364332923683">
            <text:p>-0,0017136433</text:p>
          </table:table-cell>
          <table:table-cell table:formula="of:=([.F9]+[.H9])*[.C$17] + [.C$18]" office:value-type="float" office:value="0.55291811817477">
            <text:p>0,5529181182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sigma2</text:p>
          </table:table-cell>
          <table:table-cell table:style-name="ce2" office:value-type="float" office:value="1.8">
            <text:p>1,8</text:p>
          </table:table-cell>
          <table:table-cell/>
          <table:table-cell table:style-name="ce1" table:formula="of:=[.E9]+[.C$7]" office:value-type="float" office:value="7">
            <text:p>7</text:p>
          </table:table-cell>
          <table:table-cell table:formula="of:=[.C$4]*(1/(SQRT(2*3.1415926535)*[.C$2])) * EXP( -([.E10]-[.C$3])*([.E10]-[.C$3]) /  (2*[.C$2]*[.C$2]))" office:value-type="float" office:value="0.205425518215605">
            <text:p>0,2054255182</text:p>
          </table:table-cell>
          <table:table-cell table:style-name="ce1" table:formula="of:=[.G9]+[.C$15]" office:value-type="float" office:value="7">
            <text:p>7</text:p>
          </table:table-cell>
          <table:table-cell table:formula="of:=[.C$12]*(1/(SQRT(2*3.1415926535)*[.C$10])) * EXP( -([.G10]-[.C$11])*([.G10]-[.C$11]) /  (2*[.C$10]*[.C$10]))" office:value-type="float" office:value="-0.00935726053804301">
            <text:p>-0,0093572605</text:p>
          </table:table-cell>
          <table:table-cell table:formula="of:=([.F10]+[.H10])*[.C$17] + [.C$18]" office:value-type="float" office:value="0.786238901871466">
            <text:p>0,7862389019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nu2</text:p>
          </table:table-cell>
          <table:table-cell table:style-name="ce2" office:value-type="float" office:value="12">
            <text:p>12</text:p>
          </table:table-cell>
          <table:table-cell/>
          <table:table-cell table:style-name="ce1" table:formula="of:=[.E10]+[.C$7]" office:value-type="float" office:value="8">
            <text:p>8</text:p>
          </table:table-cell>
          <table:table-cell table:formula="of:=[.C$4]*(1/(SQRT(2*3.1415926535)*[.C$2])) * EXP( -([.E11]-[.C$3])*([.E11]-[.C$3]) /  (2*[.C$2]*[.C$2]))" office:value-type="float" office:value="0.296613654454525">
            <text:p>0,2966136545</text:p>
          </table:table-cell>
          <table:table-cell table:style-name="ce1" table:formula="of:=[.G10]+[.C$15]" office:value-type="float" office:value="8">
            <text:p>8</text:p>
          </table:table-cell>
          <table:table-cell table:formula="of:=[.C$12]*(1/(SQRT(2*3.1415926535)*[.C$10])) * EXP( -([.G11]-[.C$11])*([.G11]-[.C$11]) /  (2*[.C$10]*[.C$10]))" office:value-type="float" office:value="-0.0375262789286148">
            <text:p>-0,0375262789</text:p>
          </table:table-cell>
          <table:table-cell table:formula="of:=([.F11]+[.H11])*[.C$17] + [.C$18]" office:value-type="float" office:value="1.00680581434069">
            <text:p>1,0068058143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>
            <text:p>coeff</text:p>
          </table:table-cell>
          <table:table-cell table:style-name="ce1" office:value-type="float" office:value="-2">
            <text:p>-2</text:p>
          </table:table-cell>
          <table:table-cell/>
          <table:table-cell table:style-name="ce1" table:formula="of:=[.E11]+[.C$7]" office:value-type="float" office:value="9">
            <text:p>9</text:p>
          </table:table-cell>
          <table:table-cell table:formula="of:=[.C$4]*(1/(SQRT(2*3.1415926535)*[.C$2])) * EXP( -([.E12]-[.C$3])*([.E12]-[.C$3]) /  (2*[.C$2]*[.C$2]))" office:value-type="float" office:value="0.39470740791207">
            <text:p>0,3947074079</text:p>
          </table:table-cell>
          <table:table-cell table:style-name="ce1" table:formula="of:=[.G11]+[.C$15]" office:value-type="float" office:value="9">
            <text:p>9</text:p>
          </table:table-cell>
          <table:table-cell table:formula="of:=[.C$12]*(1/(SQRT(2*3.1415926535)*[.C$10])) * EXP( -([.G12]-[.C$11])*([.G12]-[.C$11]) /  (2*[.C$10]*[.C$10]))" office:value-type="float" office:value="-0.110530154215745">
            <text:p>-0,1105301542</text:p>
          </table:table-cell>
          <table:table-cell table:formula="of:=([.F12]+[.H12])*[.C$17] + [.C$18]" office:value-type="float" office:value="1.09462038793714">
            <text:p>1,0946203879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12]+[.C$7]" office:value-type="float" office:value="10">
            <text:p>10</text:p>
          </table:table-cell>
          <table:table-cell table:formula="of:=[.C$4]*(1/(SQRT(2*3.1415926535)*[.C$2])) * EXP( -([.E13]-[.C$3])*([.E13]-[.C$3]) /  (2*[.C$2]*[.C$2]))" office:value-type="float" office:value="0.484068479659472">
            <text:p>0,4840684797</text:p>
          </table:table-cell>
          <table:table-cell table:style-name="ce1" table:formula="of:=[.G12]+[.C$15]" office:value-type="float" office:value="10">
            <text:p>10</text:p>
          </table:table-cell>
          <table:table-cell table:formula="of:=[.C$12]*(1/(SQRT(2*3.1415926535)*[.C$10])) * EXP( -([.G13]-[.C$11])*([.G13]-[.C$11]) /  (2*[.C$10]*[.C$10]))" office:value-type="float" office:value="-0.239102734451229">
            <text:p>-0,2391027345</text:p>
          </table:table-cell>
          <table:table-cell table:formula="of:=([.F13]+[.H13])*[.C$17] + [.C$18]" office:value-type="float" office:value="0.957380108228848">
            <text:p>0,9573801082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>
            <text:p>initValue</text:p>
          </table:table-cell>
          <table:table-cell table:style-name="ce1" office:value-type="float" office:value="0">
            <text:p>0</text:p>
          </table:table-cell>
          <table:table-cell/>
          <table:table-cell table:style-name="ce1" table:formula="of:=[.E13]+[.C$7]" office:value-type="float" office:value="11">
            <text:p>11</text:p>
          </table:table-cell>
          <table:table-cell table:formula="of:=[.C$4]*(1/(SQRT(2*3.1415926535)*[.C$2])) * EXP( -([.E14]-[.C$3])*([.E14]-[.C$3]) /  (2*[.C$2]*[.C$2]))" office:value-type="float" office:value="0.547123942785265">
            <text:p>0,5471239428</text:p>
          </table:table-cell>
          <table:table-cell table:style-name="ce1" table:formula="of:=[.G13]+[.C$15]" office:value-type="float" office:value="11">
            <text:p>11</text:p>
          </table:table-cell>
          <table:table-cell table:formula="of:=[.C$12]*(1/(SQRT(2*3.1415926535)*[.C$10])) * EXP( -([.G14]-[.C$11])*([.G14]-[.C$11]) /  (2*[.C$10]*[.C$10]))" office:value-type="float" office:value="-0.379880326856684">
            <text:p>-0,3798803269</text:p>
          </table:table-cell>
          <table:table-cell table:formula="of:=([.F14]+[.H14])*[.C$17] + [.C$18]" office:value-type="float" office:value="0.685352655750035">
            <text:p>0,685352655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pas</text:p>
          </table:table-cell>
          <table:table-cell table:style-name="ce1" office:value-type="float" office:value="1">
            <text:p>1</text:p>
          </table:table-cell>
          <table:table-cell/>
          <table:table-cell table:style-name="ce1" table:formula="of:=[.E14]+[.C$7]" office:value-type="float" office:value="12">
            <text:p>12</text:p>
          </table:table-cell>
          <table:table-cell table:formula="of:=[.C$4]*(1/(SQRT(2*3.1415926535)*[.C$2])) * EXP( -([.E15]-[.C$3])*([.E15]-[.C$3]) /  (2*[.C$2]*[.C$2]))" office:value-type="float" office:value="0.569917543438763">
            <text:p>0,5699175434</text:p>
          </table:table-cell>
          <table:table-cell table:style-name="ce1" table:formula="of:=[.G14]+[.C$15]" office:value-type="float" office:value="12">
            <text:p>12</text:p>
          </table:table-cell>
          <table:table-cell table:formula="of:=[.C$12]*(1/(SQRT(2*3.1415926535)*[.C$10])) * EXP( -([.G15]-[.C$11])*([.G15]-[.C$11]) /  (2*[.C$10]*[.C$10]))" office:value-type="float" office:value="-0.443269200452371">
            <text:p>-0,4432692005</text:p>
          </table:table-cell>
          <table:table-cell table:formula="of:=([.F15]+[.H15])*[.C$17] + [.C$18]" office:value-type="float" office:value="0.543269200452371">
            <text:p>0,543269200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15]+[.C$7]" office:value-type="float" office:value="13">
            <text:p>13</text:p>
          </table:table-cell>
          <table:table-cell table:formula="of:=[.C$4]*(1/(SQRT(2*3.1415926535)*[.C$2])) * EXP( -([.E16]-[.C$3])*([.E16]-[.C$3]) /  (2*[.C$2]*[.C$2]))" office:value-type="float" office:value="0.547123942785265">
            <text:p>0,5471239428</text:p>
          </table:table-cell>
          <table:table-cell table:style-name="ce1" table:formula="of:=[.G15]+[.C$15]" office:value-type="float" office:value="13">
            <text:p>13</text:p>
          </table:table-cell>
          <table:table-cell table:formula="of:=[.C$12]*(1/(SQRT(2*3.1415926535)*[.C$10])) * EXP( -([.G16]-[.C$11])*([.G16]-[.C$11]) /  (2*[.C$10]*[.C$10]))" office:value-type="float" office:value="-0.379880326856684">
            <text:p>-0,3798803269</text:p>
          </table:table-cell>
          <table:table-cell table:formula="of:=([.F16]+[.H16])*[.C$17] + [.C$18]" office:value-type="float" office:value="0.685352655750035">
            <text:p>0,6853526558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>
            <text:p>coeff H</text:p>
          </table:table-cell>
          <table:table-cell table:style-name="ce1" office:value-type="float" office:value="3.5">
            <text:p>3,5</text:p>
          </table:table-cell>
          <table:table-cell/>
          <table:table-cell table:style-name="ce1" table:formula="of:=[.E16]+[.C$7]" office:value-type="float" office:value="14">
            <text:p>14</text:p>
          </table:table-cell>
          <table:table-cell table:formula="of:=[.C$4]*(1/(SQRT(2*3.1415926535)*[.C$2])) * EXP( -([.E17]-[.C$3])*([.E17]-[.C$3]) /  (2*[.C$2]*[.C$2]))" office:value-type="float" office:value="0.484068479659472">
            <text:p>0,4840684797</text:p>
          </table:table-cell>
          <table:table-cell table:style-name="ce1" table:formula="of:=[.G16]+[.C$15]" office:value-type="float" office:value="14">
            <text:p>14</text:p>
          </table:table-cell>
          <table:table-cell table:formula="of:=[.C$12]*(1/(SQRT(2*3.1415926535)*[.C$10])) * EXP( -([.G17]-[.C$11])*([.G17]-[.C$11]) /  (2*[.C$10]*[.C$10]))" office:value-type="float" office:value="-0.239102734451229">
            <text:p>-0,2391027345</text:p>
          </table:table-cell>
          <table:table-cell table:formula="of:=([.F17]+[.H17])*[.C$17] + [.C$18]" office:value-type="float" office:value="0.957380108228848">
            <text:p>0,957380108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k</text:p>
          </table:table-cell>
          <table:table-cell table:style-name="ce1" office:value-type="float" office:value="0.1">
            <text:p>0,1</text:p>
          </table:table-cell>
          <table:table-cell/>
          <table:table-cell table:style-name="ce1" table:formula="of:=[.E17]+[.C$7]" office:value-type="float" office:value="15">
            <text:p>15</text:p>
          </table:table-cell>
          <table:table-cell table:formula="of:=[.C$4]*(1/(SQRT(2*3.1415926535)*[.C$2])) * EXP( -([.E18]-[.C$3])*([.E18]-[.C$3]) /  (2*[.C$2]*[.C$2]))" office:value-type="float" office:value="0.39470740791207">
            <text:p>0,3947074079</text:p>
          </table:table-cell>
          <table:table-cell table:style-name="ce1" table:formula="of:=[.G17]+[.C$15]" office:value-type="float" office:value="15">
            <text:p>15</text:p>
          </table:table-cell>
          <table:table-cell table:formula="of:=[.C$12]*(1/(SQRT(2*3.1415926535)*[.C$10])) * EXP( -([.G18]-[.C$11])*([.G18]-[.C$11]) /  (2*[.C$10]*[.C$10]))" office:value-type="float" office:value="-0.110530154215745">
            <text:p>-0,1105301542</text:p>
          </table:table-cell>
          <table:table-cell table:formula="of:=([.F18]+[.H18])*[.C$17] + [.C$18]" office:value-type="float" office:value="1.09462038793714">
            <text:p>1,0946203879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18]+[.C$7]" office:value-type="float" office:value="16">
            <text:p>16</text:p>
          </table:table-cell>
          <table:table-cell table:formula="of:=[.C$4]*(1/(SQRT(2*3.1415926535)*[.C$2])) * EXP( -([.E19]-[.C$3])*([.E19]-[.C$3]) /  (2*[.C$2]*[.C$2]))" office:value-type="float" office:value="0.296613654454525">
            <text:p>0,2966136545</text:p>
          </table:table-cell>
          <table:table-cell table:style-name="ce1" table:formula="of:=[.G18]+[.C$15]" office:value-type="float" office:value="16">
            <text:p>16</text:p>
          </table:table-cell>
          <table:table-cell table:formula="of:=[.C$12]*(1/(SQRT(2*3.1415926535)*[.C$10])) * EXP( -([.G19]-[.C$11])*([.G19]-[.C$11]) /  (2*[.C$10]*[.C$10]))" office:value-type="float" office:value="-0.0375262789286148">
            <text:p>-0,0375262789</text:p>
          </table:table-cell>
          <table:table-cell table:formula="of:=([.F19]+[.H19])*[.C$17] + [.C$18]" office:value-type="float" office:value="1.00680581434069">
            <text:p>1,006805814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19]+[.C$7]" office:value-type="float" office:value="17">
            <text:p>17</text:p>
          </table:table-cell>
          <table:table-cell table:formula="of:=[.C$4]*(1/(SQRT(2*3.1415926535)*[.C$2])) * EXP( -([.E20]-[.C$3])*([.E20]-[.C$3]) /  (2*[.C$2]*[.C$2]))" office:value-type="float" office:value="0.205425518215605">
            <text:p>0,2054255182</text:p>
          </table:table-cell>
          <table:table-cell table:style-name="ce1" table:formula="of:=[.G19]+[.C$15]" office:value-type="float" office:value="17">
            <text:p>17</text:p>
          </table:table-cell>
          <table:table-cell table:formula="of:=[.C$12]*(1/(SQRT(2*3.1415926535)*[.C$10])) * EXP( -([.G20]-[.C$11])*([.G20]-[.C$11]) /  (2*[.C$10]*[.C$10]))" office:value-type="float" office:value="-0.00935726053804301">
            <text:p>-0,0093572605</text:p>
          </table:table-cell>
          <table:table-cell table:formula="of:=([.F20]+[.H20])*[.C$17] + [.C$18]" office:value-type="float" office:value="0.786238901871466">
            <text:p>0,7862389019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0]+[.C$7]" office:value-type="float" office:value="18">
            <text:p>18</text:p>
          </table:table-cell>
          <table:table-cell table:formula="of:=[.C$4]*(1/(SQRT(2*3.1415926535)*[.C$2])) * EXP( -([.E21]-[.C$3])*([.E21]-[.C$3]) /  (2*[.C$2]*[.C$2]))" office:value-type="float" office:value="0.1311188199506">
            <text:p>0,13111882</text:p>
          </table:table-cell>
          <table:table-cell table:style-name="ce1" table:formula="of:=[.G20]+[.C$15]" office:value-type="float" office:value="18">
            <text:p>18</text:p>
          </table:table-cell>
          <table:table-cell table:formula="of:=[.C$12]*(1/(SQRT(2*3.1415926535)*[.C$10])) * EXP( -([.G21]-[.C$11])*([.G21]-[.C$11]) /  (2*[.C$10]*[.C$10]))" office:value-type="float" office:value="-0.00171364332923683">
            <text:p>-0,0017136433</text:p>
          </table:table-cell>
          <table:table-cell table:formula="of:=([.F21]+[.H21])*[.C$17] + [.C$18]" office:value-type="float" office:value="0.55291811817477">
            <text:p>0,552918118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1]+[.C$7]" office:value-type="float" office:value="19">
            <text:p>19</text:p>
          </table:table-cell>
          <table:table-cell table:formula="of:=[.C$4]*(1/(SQRT(2*3.1415926535)*[.C$2])) * EXP( -([.E22]-[.C$3])*([.E22]-[.C$3]) /  (2*[.C$2]*[.C$2]))" office:value-type="float" office:value="0.0771299521627995">
            <text:p>0,0771299522</text:p>
          </table:table-cell>
          <table:table-cell table:style-name="ce1" table:formula="of:=[.G21]+[.C$15]" office:value-type="float" office:value="19">
            <text:p>19</text:p>
          </table:table-cell>
          <table:table-cell table:formula="of:=[.C$12]*(1/(SQRT(2*3.1415926535)*[.C$10])) * EXP( -([.G22]-[.C$11])*([.G22]-[.C$11]) /  (2*[.C$10]*[.C$10]))" office:value-type="float" office:value="-0.00023048923196765">
            <text:p>-0,0002304892</text:p>
          </table:table-cell>
          <table:table-cell table:formula="of:=([.F22]+[.H22])*[.C$17] + [.C$18]" office:value-type="float" office:value="0.369148120257911">
            <text:p>0,369148120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2]+[.C$7]" office:value-type="float" office:value="20">
            <text:p>20</text:p>
          </table:table-cell>
          <table:table-cell table:formula="of:=[.C$4]*(1/(SQRT(2*3.1415926535)*[.C$2])) * EXP( -([.E23]-[.C$3])*([.E23]-[.C$3]) /  (2*[.C$2]*[.C$2]))" office:value-type="float" office:value="0.0418146514708273">
            <text:p>0,0418146515</text:p>
          </table:table-cell>
          <table:table-cell table:style-name="ce1" table:formula="of:=[.G22]+[.C$15]" office:value-type="float" office:value="20">
            <text:p>20</text:p>
          </table:table-cell>
          <table:table-cell table:formula="of:=[.C$12]*(1/(SQRT(2*3.1415926535)*[.C$10])) * EXP( -([.G23]-[.C$11])*([.G23]-[.C$11]) /  (2*[.C$10]*[.C$10]))" office:value-type="float" office:value="-0.000022768757941296">
            <text:p>-2,2768757941296E-005</text:p>
          </table:table-cell>
          <table:table-cell table:formula="of:=([.F23]+[.H23])*[.C$17] + [.C$18]" office:value-type="float" office:value="0.246271589495101">
            <text:p>0,246271589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3]+[.C$7]" office:value-type="float" office:value="21">
            <text:p>21</text:p>
          </table:table-cell>
          <table:table-cell table:formula="of:=[.C$4]*(1/(SQRT(2*3.1415926535)*[.C$2])) * EXP( -([.E24]-[.C$3])*([.E24]-[.C$3]) /  (2*[.C$2]*[.C$2]))" office:value-type="float" office:value="0.0208920612173443">
            <text:p>0,0208920612</text:p>
          </table:table-cell>
          <table:table-cell table:style-name="ce1" table:formula="of:=[.G23]+[.C$15]" office:value-type="float" office:value="21">
            <text:p>21</text:p>
          </table:table-cell>
          <table:table-cell table:formula="of:=[.C$12]*(1/(SQRT(2*3.1415926535)*[.C$10])) * EXP( -([.G24]-[.C$11])*([.G24]-[.C$11]) /  (2*[.C$10]*[.C$10]))" office:value-type="float" office:value="-0.00000165191057195061">
            <text:p>-1,65191057195061E-006</text:p>
          </table:table-cell>
          <table:table-cell table:formula="of:=([.F24]+[.H24])*[.C$17] + [.C$18]" office:value-type="float" office:value="0.173116432573703">
            <text:p>0,1731164326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4]+[.C$7]" office:value-type="float" office:value="22">
            <text:p>22</text:p>
          </table:table-cell>
          <table:table-cell table:formula="of:=[.C$4]*(1/(SQRT(2*3.1415926535)*[.C$2])) * EXP( -([.E25]-[.C$3])*([.E25]-[.C$3]) /  (2*[.C$2]*[.C$2]))" office:value-type="float" office:value="0.00962014210760926">
            <text:p>0,0096201421</text:p>
          </table:table-cell>
          <table:table-cell table:style-name="ce1" table:formula="of:=[.G24]+[.C$15]" office:value-type="float" office:value="22">
            <text:p>22</text:p>
          </table:table-cell>
          <table:table-cell table:formula="of:=[.C$12]*(1/(SQRT(2*3.1415926535)*[.C$10])) * EXP( -([.G25]-[.C$11])*([.G25]-[.C$11]) /  (2*[.C$10]*[.C$10]))" office:value-type="float" office:value="-0.0000000880221998760377">
            <text:p>-0,000000088</text:p>
          </table:table-cell>
          <table:table-cell table:formula="of:=([.F25]+[.H25])*[.C$17] + [.C$18]" office:value-type="float" office:value="0.133670189298933">
            <text:p>0,133670189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5]+[.C$7]" office:value-type="float" office:value="23">
            <text:p>23</text:p>
          </table:table-cell>
          <table:table-cell table:formula="of:=[.C$4]*(1/(SQRT(2*3.1415926535)*[.C$2])) * EXP( -([.E26]-[.C$3])*([.E26]-[.C$3]) /  (2*[.C$2]*[.C$2]))" office:value-type="float" office:value="0.00408252708202279">
            <text:p>0,0040825271</text:p>
          </table:table-cell>
          <table:table-cell table:style-name="ce1" table:formula="of:=[.G25]+[.C$15]" office:value-type="float" office:value="23">
            <text:p>23</text:p>
          </table:table-cell>
          <table:table-cell table:formula="of:=[.C$12]*(1/(SQRT(2*3.1415926535)*[.C$10])) * EXP( -([.G26]-[.C$11])*([.G26]-[.C$11]) /  (2*[.C$10]*[.C$10]))" office:value-type="float" office:value="-0.00000000344473959807341">
            <text:p>-3,44473959807341E-009</text:p>
          </table:table-cell>
          <table:table-cell table:formula="of:=([.F26]+[.H26])*[.C$17] + [.C$18]" office:value-type="float" office:value="0.114288832730491">
            <text:p>0,1142888327</text:p>
          </table:table-cell>
          <table:table-cell table:number-columns-repeated="1015"/>
        </table:table-row>
        <table:table-row table:style-name="ro1" table:number-rows-repeated="24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5000" number:language="fr" number:country="FR">
      <number:number number:min-integer-digits="1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15/10/2013</text:date>, <text:time>09:5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5T09:58:22.81</dc:date>
    <meta:generator>OpenOffice.org/3.4.1$Win32 OpenOffice.org_project/341m1$Build-9593</meta:generator>
    <meta:editing-duration>PT1H34M42S</meta:editing-duration>
    <meta:editing-cycles>11</meta:editing-cycles>
    <meta:document-statistic meta:table-count="3" meta:cell-count="2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768cm" svg:height="11.908cm" xlink:href=".." xlink:type="simple" chart:class="chart:bar" chart:style-name="ch1">
        <chart:legend chart:legend-position="end" svg:x="23.452cm" svg:y="5.642cm" style:legend-expansion="high" chart:style-name="ch2"/>
        <chart:plot-area chart:style-name="ch3" table:cell-range-address="Feuil1.E3:Feuil1.F33" chart:data-source-has-labels="column" svg:x="0.965cm" svg:y="1.087cm" svg:width="21.457cm" svg:height="10.163cm">
          <chartooo:coordinate-region svg:x="1.877cm" svg:y="1.299cm" svg:width="20.545cm" svg:height="9.278cm"/>
          <chart:axis chart:dimension="x" chart:name="primary-x" chart:style-name="ch4" chartooo:axis-type="auto">
            <chartooo:date-scale/>
            <chart:categories table:cell-range-address="Feuil1.E3:Feuil1.E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1.F3:Feuil1.F33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1.E3:Feuil1.E33</svg:desc>
                </draw:g>
              </table:table-cell>
              <table:table-cell office:value-type="float" office:value="0.00443184841200134">
                <text:p>0.00443184841200134</text:p>
                <draw:g>
                  <svg:desc>Feuil1.F3:Feuil1.F3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0791545158309309">
                <text:p>0.0079154515830930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135829692338797">
                <text:p>0.013582969233879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0223945302951629">
                <text:p>0.022394530295162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354745928467384">
                <text:p>0.035474592846738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539909665139596">
                <text:p>0.0539909665139596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0789501583020224">
                <text:p>0.0789501583020224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110920834681041">
                <text:p>0.110920834681041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149727465637885">
                <text:p>0.14972746563788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194186054985988">
                <text:p>0.1941860549859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41970724522601">
                <text:p>0.241970724522601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0.289691552765623">
                <text:p>0.289691552765623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0.333224602896562">
                <text:p>0.333224602896562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0.368270140308586">
                <text:p>0.368270140308586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0.391042693981044">
                <text:p>0.3910426939810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98942280407134">
                <text:p>0.398942280407134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.391042693981044">
                <text:p>0.391042693981044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0.368270140308586">
                <text:p>0.368270140308586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0.333224602896562">
                <text:p>0.333224602896562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0.289691552765622">
                <text:p>0.28969155276562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41970724522601">
                <text:p>0.241970724522601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0.194186054985988">
                <text:p>0.194186054985988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0.149727465637884">
                <text:p>0.149727465637884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0.11092083468104">
                <text:p>0.11092083468104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0.0789501583020222">
                <text:p>0.078950158302022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539909665139594">
                <text:p>0.0539909665139594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0.0354745928467382">
                <text:p>0.0354745928467382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0.0223945302951628">
                <text:p>0.0223945302951628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0.0135829692338797">
                <text:p>0.0135829692338797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0.00791545158309303">
                <text:p>0.0079154515830930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443184841200131">
                <text:p>0.00443184841200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5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5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214cm" svg:height="9.089cm" xlink:href=".." xlink:type="simple" chart:class="chart:line" chart:style-name="ch1">
        <chart:legend chart:legend-position="end" svg:x="16.282cm" svg:y="3.708cm" style:legend-expansion="high" chart:style-name="ch2"/>
        <chart:plot-area chart:style-name="ch3" table:cell-range-address="Feuil2.E3:Feuil2.F26 Feuil2.H3:Feuil2.I26" chart:data-source-has-labels="column" svg:x="1.841cm" svg:y="0.671cm" svg:width="13.572cm" svg:height="7.614cm">
          <chartooo:coordinate-region svg:x="2.674cm" svg:y="0.883cm" svg:width="12.552cm" svg:height="7.19cm"/>
          <chart:axis chart:dimension="x" chart:name="primary-x" chart:style-name="ch4" chartooo:axis-type="auto">
            <chartooo:date-scale/>
            <chart:categories table:cell-range-address="Feuil2.E3:Feuil2.E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2.F3:Feuil2.F26" chart:class="chart:line">
            <chart:data-point chart:repeated="24"/>
          </chart:series>
          <chart:series chart:style-name="ch7" chart:values-cell-range-address="Feuil2.H3:Feuil2.H26" chart:class="chart:line">
            <chart:data-point chart:repeated="24"/>
          </chart:series>
          <chart:series chart:style-name="ch8" chart:values-cell-range-address="Feuil2.I3:Feuil2.I2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Colonne H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2.E3:Feuil2.E26</svg:desc>
                </draw:g>
              </table:table-cell>
              <table:table-cell office:value-type="float" office:value="0.00159670266642545">
                <text:p>0.00159670266642545</text:p>
                <draw:g>
                  <svg:desc>Feuil2.F3:Feuil2.F26</svg:desc>
                </draw:g>
              </table:table-cell>
              <table:table-cell office:value-type="float" office:value="-0.0000000000990100020831059">
                <text:p>-0.0000000000990100020831059</text:p>
                <draw:g>
                  <svg:desc>Feuil2.H3:Feuil2.H26</svg:desc>
                </draw:g>
              </table:table-cell>
              <table:table-cell office:value-type="float" office:value="0.105588458985954">
                <text:p>0.105588458985954</text:p>
                <draw:g>
                  <svg:desc>Feuil2.I3:Feuil2.I2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408252708202279">
                <text:p>0.00408252708202279</text:p>
              </table:table-cell>
              <table:table-cell office:value-type="float" office:value="-0.00000000344473959807341">
                <text:p>-0.00000000344473959807341</text:p>
              </table:table-cell>
              <table:table-cell office:value-type="float" office:value="0.114288832730491">
                <text:p>0.1142888327304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962014210760926">
                <text:p>0.00962014210760926</text:p>
              </table:table-cell>
              <table:table-cell office:value-type="float" office:value="-0.0000000880221998760377">
                <text:p>-0.0000000880221998760377</text:p>
              </table:table-cell>
              <table:table-cell office:value-type="float" office:value="0.133670189298933">
                <text:p>0.13367018929893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08920612173443">
                <text:p>0.0208920612173443</text:p>
              </table:table-cell>
              <table:table-cell office:value-type="float" office:value="-0.00000165191057195061">
                <text:p>-0.00000165191057195061</text:p>
              </table:table-cell>
              <table:table-cell office:value-type="float" office:value="0.173116432573703">
                <text:p>0.1731164325737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418146514708273">
                <text:p>0.0418146514708273</text:p>
              </table:table-cell>
              <table:table-cell office:value-type="float" office:value="-0.000022768757941296">
                <text:p>-0.000022768757941296</text:p>
              </table:table-cell>
              <table:table-cell office:value-type="float" office:value="0.246271589495101">
                <text:p>0.2462715894951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771299521627995">
                <text:p>0.0771299521627995</text:p>
              </table:table-cell>
              <table:table-cell office:value-type="float" office:value="-0.00023048923196765">
                <text:p>-0.00023048923196765</text:p>
              </table:table-cell>
              <table:table-cell office:value-type="float" office:value="0.369148120257911">
                <text:p>0.36914812025791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311188199506">
                <text:p>0.1311188199506</text:p>
              </table:table-cell>
              <table:table-cell office:value-type="float" office:value="-0.00171364332923683">
                <text:p>-0.00171364332923683</text:p>
              </table:table-cell>
              <table:table-cell office:value-type="float" office:value="0.55291811817477">
                <text:p>0.5529181181747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05425518215605">
                <text:p>0.205425518215605</text:p>
              </table:table-cell>
              <table:table-cell office:value-type="float" office:value="-0.00935726053804301">
                <text:p>-0.00935726053804301</text:p>
              </table:table-cell>
              <table:table-cell office:value-type="float" office:value="0.786238901871466">
                <text:p>0.7862389018714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96613654454525">
                <text:p>0.296613654454525</text:p>
              </table:table-cell>
              <table:table-cell office:value-type="float" office:value="-0.0375262789286148">
                <text:p>-0.0375262789286148</text:p>
              </table:table-cell>
              <table:table-cell office:value-type="float" office:value="1.00680581434069">
                <text:p>1.0068058143406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39470740791207">
                <text:p>0.39470740791207</text:p>
              </table:table-cell>
              <table:table-cell office:value-type="float" office:value="-0.110530154215745">
                <text:p>-0.110530154215745</text:p>
              </table:table-cell>
              <table:table-cell office:value-type="float" office:value="1.09462038793714">
                <text:p>1.094620387937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4068479659472">
                <text:p>0.484068479659472</text:p>
              </table:table-cell>
              <table:table-cell office:value-type="float" office:value="-0.239102734451229">
                <text:p>-0.239102734451229</text:p>
              </table:table-cell>
              <table:table-cell office:value-type="float" office:value="0.957380108228848">
                <text:p>0.95738010822884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47123942785265">
                <text:p>0.547123942785265</text:p>
              </table:table-cell>
              <table:table-cell office:value-type="float" office:value="-0.379880326856684">
                <text:p>-0.379880326856684</text:p>
              </table:table-cell>
              <table:table-cell office:value-type="float" office:value="0.685352655750035">
                <text:p>0.6853526557500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569917543438763">
                <text:p>0.569917543438763</text:p>
              </table:table-cell>
              <table:table-cell office:value-type="float" office:value="-0.443269200452371">
                <text:p>-0.443269200452371</text:p>
              </table:table-cell>
              <table:table-cell office:value-type="float" office:value="0.543269200452371">
                <text:p>0.54326920045237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547123942785265">
                <text:p>0.547123942785265</text:p>
              </table:table-cell>
              <table:table-cell office:value-type="float" office:value="-0.379880326856684">
                <text:p>-0.379880326856684</text:p>
              </table:table-cell>
              <table:table-cell office:value-type="float" office:value="0.685352655750035">
                <text:p>0.68535265575003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84068479659472">
                <text:p>0.484068479659472</text:p>
              </table:table-cell>
              <table:table-cell office:value-type="float" office:value="-0.239102734451229">
                <text:p>-0.239102734451229</text:p>
              </table:table-cell>
              <table:table-cell office:value-type="float" office:value="0.957380108228848">
                <text:p>0.95738010822884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9470740791207">
                <text:p>0.39470740791207</text:p>
              </table:table-cell>
              <table:table-cell office:value-type="float" office:value="-0.110530154215745">
                <text:p>-0.110530154215745</text:p>
              </table:table-cell>
              <table:table-cell office:value-type="float" office:value="1.09462038793714">
                <text:p>1.094620387937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96613654454525">
                <text:p>0.296613654454525</text:p>
              </table:table-cell>
              <table:table-cell office:value-type="float" office:value="-0.0375262789286148">
                <text:p>-0.0375262789286148</text:p>
              </table:table-cell>
              <table:table-cell office:value-type="float" office:value="1.00680581434069">
                <text:p>1.0068058143406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205425518215605">
                <text:p>0.205425518215605</text:p>
              </table:table-cell>
              <table:table-cell office:value-type="float" office:value="-0.00935726053804301">
                <text:p>-0.00935726053804301</text:p>
              </table:table-cell>
              <table:table-cell office:value-type="float" office:value="0.786238901871466">
                <text:p>0.78623890187146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311188199506">
                <text:p>0.1311188199506</text:p>
              </table:table-cell>
              <table:table-cell office:value-type="float" office:value="-0.00171364332923683">
                <text:p>-0.00171364332923683</text:p>
              </table:table-cell>
              <table:table-cell office:value-type="float" office:value="0.55291811817477">
                <text:p>0.5529181181747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771299521627995">
                <text:p>0.0771299521627995</text:p>
              </table:table-cell>
              <table:table-cell office:value-type="float" office:value="-0.00023048923196765">
                <text:p>-0.00023048923196765</text:p>
              </table:table-cell>
              <table:table-cell office:value-type="float" office:value="0.369148120257911">
                <text:p>0.3691481202579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18146514708273">
                <text:p>0.0418146514708273</text:p>
              </table:table-cell>
              <table:table-cell office:value-type="float" office:value="-0.000022768757941296">
                <text:p>-0.000022768757941296</text:p>
              </table:table-cell>
              <table:table-cell office:value-type="float" office:value="0.246271589495101">
                <text:p>0.2462715894951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208920612173443">
                <text:p>0.0208920612173443</text:p>
              </table:table-cell>
              <table:table-cell office:value-type="float" office:value="-0.00000165191057195061">
                <text:p>-0.00000165191057195061</text:p>
              </table:table-cell>
              <table:table-cell office:value-type="float" office:value="0.173116432573703">
                <text:p>0.1731164325737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962014210760926">
                <text:p>0.00962014210760926</text:p>
              </table:table-cell>
              <table:table-cell office:value-type="float" office:value="-0.0000000880221998760377">
                <text:p>-0.0000000880221998760377</text:p>
              </table:table-cell>
              <table:table-cell office:value-type="float" office:value="0.133670189298933">
                <text:p>0.13367018929893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408252708202279">
                <text:p>0.00408252708202279</text:p>
              </table:table-cell>
              <table:table-cell office:value-type="float" office:value="-0.00000000344473959807341">
                <text:p>-0.00000000344473959807341</text:p>
              </table:table-cell>
              <table:table-cell office:value-type="float" office:value="0.114288832730491">
                <text:p>0.1142888327304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